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4634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/>
          <table:table-cell table:formula="of:=SUM([.B3:.B50])" office:value-type="float" office:value="38.55">
            <text:p>38.55</text:p>
          </table:table-cell>
          <table:table-cell/>
          <table:table-cell table:formula="of:=SUM([.D3:.D50])" office:value-type="float" office:value="54.675">
            <text:p>54.675</text:p>
          </table:table-cell>
          <table:table-cell table:number-columns-repeated="8"/>
          <table:table-cell table:formula="of:=SUM([.M3:.M501])" office:value-type="float" office:value="1891">
            <text:p>1891</text:p>
          </table:table-cell>
          <table:table-cell/>
        </table:table-row>
        <table:table-row table:style-name="ro1">
          <table:table-cell office:value-type="string">
            <text:p>Crop</text:p>
          </table:table-cell>
          <table:table-cell office:value-type="string">
            <text:p>Eating lb/wk</text:p>
          </table:table-cell>
          <table:table-cell office:value-type="string">
            <text:p>Fresh Eating Weeks</text:p>
          </table:table-cell>
          <table:table-cell office:value-type="string">
            <text:p>Storage Pounds Per Week</text:p>
          </table:table-cell>
          <table:table-cell office:value-type="string">
            <text:p>Storage Eating Weeks</text:p>
          </table:table-cell>
          <table:table-cell office:value-type="string">
            <text:p>Variety</text:p>
          </table:table-cell>
          <table:table-cell office:value-type="string">
            <text:p>Harvest wks</text:p>
          </table:table-cell>
          <table:table-cell office:value-type="string">
            <text:p>Fresh Eating Storage Duration</text:p>
          </table:table-cell>
          <table:table-cell office:value-type="string">
            <text:p>Row Feet Per Ounce Seed</text:p>
          </table:table-cell>
          <table:table-cell office:value-type="string">
            <text:p>Yield Pounds Per Foot</text:p>
          </table:table-cell>
          <table:table-cell office:value-type="string">
            <text:p>Rows / Bed</text:p>
          </table:table-cell>
          <table:table-cell office:value-type="string">
            <text:p>Spacing (inches)</text:p>
          </table:table-cell>
          <table:table-cell office:value-type="string">
            <text:p>Bed Feet</text:p>
          </table:table-cell>
          <table:table-cell office:value-type="string">
            <text:p>equipment</text:p>
          </table:table-cell>
        </table:table-row>
        <table:table-row table:style-name="ro1">
          <table:table-cell office:value-type="string">
            <text:p>Carrots</text:p>
          </table:table-cell>
          <table:table-cell table:style-name="ce1"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4">
            <text:p>34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formula="of:=QUOTIENT(SUM(PRODUCT([.B3]; [.C3]); PRODUCT([.D3]; [.E3])); [.J3])"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4]; [.C4]); PRODUCT([.D4]; [.E4])); [.J4])" office:value-type="float" office:value="156">
            <text:p>156</text:p>
          </table:table-cell>
          <table:table-cell/>
        </table:table-row>
        <table:table-row table:style-name="ro1">
          <table:table-cell office:value-type="string">
            <text:p>Parsnip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office:value-type="float" office:value="0.65">
            <text:p>0.65</text:p>
          </table:table-cell>
          <table:table-cell office:value-type="float" office:value="3">
            <text:p>3</text:p>
          </table:table-cell>
          <table:table-cell/>
          <table:table-cell table:formula="of:=QUOTIENT(SUM(PRODUCT([.B5]; [.C5]); PRODUCT([.D5]; [.E5])); [.J5])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/>
          <table:table-cell office:value-type="float" office:value="1.27">
            <text:p>1.2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6]; [.C6]); PRODUCT([.D6]; [.E6])); [.J6])" office:value-type="float" office:value="3">
            <text:p>3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Pickling Cucumbers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7]; [.C7]); PRODUCT([.D7]; [.E7])); [.J7])" office:value-type="float" office:value="80">
            <text:p>80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Sweet Potatoe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8]; [.C8]); PRODUCT([.D8]; [.E8])); [.J8])" office:value-type="float" office:value="84">
            <text:p>84</text:p>
          </table:table-cell>
          <table:table-cell office:value-type="string">
            <text:p>low tunnel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9]; [.C9]); PRODUCT([.D9]; [.E9])); [.J9])"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Pe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/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/>
          <table:table-cell table:formula="of:=QUOTIENT(SUM(PRODUCT([.B10]; [.C10]); PRODUCT([.D10]; [.E10])); [.J10])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Broccoli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0.34">
            <text:p>0.3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1]; [.C11]); PRODUCT([.D11]; [.E11])); [.J11])" office:value-type="float" office:value="58">
            <text:p>58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Cauliflower</text:p>
          </table:table-cell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0.34">
            <text:p>0.3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2]; [.C12]); PRODUCT([.D12]; [.E12])); [.J12])" office:value-type="float" office:value="77">
            <text:p>77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3]; [.C13]); PRODUCT([.D13]; [.E13])); [.J13])" office:value-type="float" office:value="28">
            <text:p>28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4]; [.C14]); PRODUCT([.D14]; [.E14])); [.J14])" office:value-type="float" office:value="62">
            <text:p>62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Brussels Sprout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5]; [.C15]); PRODUCT([.D15]; [.E15])); [.J15])" office:value-type="float" office:value="28">
            <text:p>28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Salad Turnips</text:p>
          </table:table-cell>
          <table:table-cell office:value-type="float" office:value="0.75">
            <text:p>0.7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/>
          <table:table-cell table:formula="of:=QUOTIENT(SUM(PRODUCT([.B16]; [.C16]); PRODUCT([.D16]; [.E16])); [.J16])" office:value-type="float" office:value="16">
            <text:p>16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Storage Turnips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QUOTIENT(SUM(PRODUCT([.B17]; [.C17]); PRODUCT([.D17]; [.E17])); [.J17])" office:value-type="float" office:value="9">
            <text:p>9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Radish</text:p>
          </table:table-cell>
          <table:table-cell table:style-name="ce1"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/>
          <table:table-cell table:formula="of:=QUOTIENT(SUM(PRODUCT([.B18]; [.C18]); PRODUCT([.D18]; [.E18])); [.J18])" office:value-type="float" office:value="16">
            <text:p>16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Kohlrab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9]; [.C19]); PRODUCT([.D19]; [.E19])); [.J19])" office:value-type="float" office:value="48">
            <text:p>48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/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/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20]; [.C20]); PRODUCT([.D20]; [.E20])); [.J20])" office:value-type="float" office:value="92">
            <text:p>92</text:p>
          </table:table-cell>
          <table:table-cell/>
        </table:table-row>
        <table:table-row table:style-name="ro1">
          <table:table-cell office:value-type="string">
            <text:p>Sweet Pepper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30">
            <text:p>30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21]; [.C21]); PRODUCT([.D21]; [.E21])); [.J21])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Eggplant</text:p>
          </table:table-cell>
          <table:table-cell office:value-type="float" office:value="0.125">
            <text:p>0.12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22]; [.C22]); PRODUCT([.D22]; [.E22])); [.J22])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Spinach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office:value-type="float" office:value="0.29">
            <text:p>0.2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3]; [.C23]); PRODUCT([.D23]; [.E23])); [.J23])"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Fresh Bean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75">
            <text:p>0.75</text:p>
          </table:table-cell>
          <table:table-cell office:value-type="float" office:value="40">
            <text:p>40</text:p>
          </table:table-cell>
          <table:table-cell/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QUOTIENT(SUM(PRODUCT([.B24]; [.C24]); PRODUCT([.D24]; [.E24])); [.J24])" office:value-type="float" office:value="54">
            <text:p>54</text:p>
          </table:table-cell>
          <table:table-cell/>
        </table:table-row>
        <table:table-row table:style-name="ro1">
          <table:table-cell office:value-type="string">
            <text:p>Dry Beans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n/a</text:p>
          </table:table-cell>
          <table:table-cell table:number-columns-repeated="2"/>
          <table:table-cell office:value-type="float" office:value="0.17">
            <text:p>0.17</text:p>
          </table:table-cell>
          <table:table-cell office:value-type="float" office:value="2">
            <text:p>2</text:p>
          </table:table-cell>
          <table:table-cell/>
          <table:table-cell table:formula="of:=QUOTIENT(SUM(PRODUCT([.B25]; [.C25]); PRODUCT([.D25]; [.E25])); [.J25])" office:value-type="float" office:value="198">
            <text:p>198</text:p>
          </table:table-cell>
          <table:table-cell/>
        </table:table-row>
        <table:table-row table:style-name="ro1">
          <table:table-cell office:value-type="string">
            <text:p>Fennel</text:p>
          </table:table-cell>
          <table:table-cell office:value-type="float" office:value="0.25">
            <text:p>0.25</text:p>
          </table:table-cell>
          <table:table-cell office:value-type="float" office:value="16">
            <text:p>16</text:p>
          </table:table-cell>
          <table:table-cell table:number-columns-repeated="2"/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26]; [.C26]); PRODUCT([.D26]; [.E26])); [.J26])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Leek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7]; [.C27]); PRODUCT([.D27]; [.E27])); [.J27])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hallo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8]; [.C28]); PRODUCT([.D28]; [.E28])); [.J28])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Lettuce</text:p>
          </table:table-cell>
          <table:table-cell office:value-type="float" office:value="0.125">
            <text:p>0.125</text:p>
          </table:table-cell>
          <table:table-cell office:value-type="float" office:value="18">
            <text:p>18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QUOTIENT(SUM(PRODUCT([.B29]; [.C29]); PRODUCT([.D29]; [.E29])); [.J29])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hard (IT IS A BEET)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30]; [.C30]); PRODUCT([.D30]; [.E30])); [.J30])"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Salsify (MYSTERY FRUIT)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/>
          <table:table-cell table:formula="of:=QUOTIENT(SUM(PRODUCT([.B31]; [.C31]); PRODUCT([.D31]; [.E31])); [.J31])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Dill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sil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33]; [.C33]); PRODUCT([.D33]; [.E33])); [.J33])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Winter Squash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n/a</text:p>
          </table:table-cell>
          <table:table-cell table:number-columns-repeated="2"/>
          <table:table-cell table:style-name="ce1" office:value-type="float" office:value="1.07">
            <text:p>1.0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  <table:table-cell table:formula="of:=QUOTIENT(SUM(PRODUCT([.B34]; [.C34]); PRODUCT([.D34]; [.E34])); [.J34])" office:value-type="float" office:value="218">
            <text:p>218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Mel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35]; [.C35]); PRODUCT([.D35]; [.E35])); [.J35])" office:value-type="float" office:value="10">
            <text:p>10</text:p>
          </table:table-cell>
          <table:table-cell office:value-type="string">
            <text:p>row cover</text:p>
          </table:table-cell>
        </table:table-row>
        <table:table-row table:style-name="ro1">
          <table:table-cell office:value-type="string">
            <text:p>Garlic</text:p>
          </table:table-cell>
          <table:table-cell table:number-columns-repeated="5"/>
          <table:table-cell office:value-type="string">
            <text:p>n/a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mulch</text:p>
          </table:table-cell>
        </table:table-row>
        <table:table-row table:style-name="ro1">
          <table:table-cell office:value-type="string">
            <text:p>Celeri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37]; [.C37]); PRODUCT([.D37]; [.E37])); [.J37])"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Cut flowers</text:p>
          </table:table-cell>
          <table:table-cell table:number-columns-repeated="5"/>
          <table:table-cell office:value-type="string">
            <text:p>n/a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string">
            <text:p>Cilantro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6">02/16/2012</text:date>, <text:time>15:0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6T15:03:21</dc:date>
    <dc:creator>Jericho </dc:creator>
    <meta:generator>LibreOffice/3.3$Linux LibreOffice_project/330m19$Build-401</meta:generator>
    <meta:editing-duration>P11DT46M39S</meta:editing-duration>
    <meta:editing-cycles>31</meta:editing-cycles>
    <meta:document-statistic meta:table-count="1" meta:cell-count="399" meta:object-count="0"/>
  </office:meta>
</office:document-meta>
</file>